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398cm" table:align="left"/>
    </style:style>
    <style:style style:name="Table1.A" style:family="table-column">
      <style:table-column-properties style:column-width="1.961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4.83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398cm" table:align="left"/>
    </style:style>
    <style:style style:name="Table2.A" style:family="table-column">
      <style:table-column-properties style:column-width="1.961cm"/>
    </style:style>
    <style:style style:name="Table2.B" style:family="table-column">
      <style:table-column-properties style:column-width="2.602cm"/>
    </style:style>
    <style:style style:name="Table2.C" style:family="table-column">
      <style:table-column-properties style:column-width="4.83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800080" loext:opacity="100%" fo:font-size="28pt" fo:font-weight="bold" officeooo:rsid="00147268" officeooo:paragraph-rsid="00147268" style:font-size-asian="28pt" style:font-weight-asian="bold" style:font-size-complex="28pt" style:font-weight-complex="bold"/>
    </style:style>
    <style:style style:name="P2" style:family="paragraph" style:parent-style-name="Standard">
      <style:text-properties fo:color="#800080" loext:opacity="100%" fo:font-size="28pt" fo:font-weight="bold" officeooo:rsid="00147268" officeooo:paragraph-rsid="00147268" style:font-size-asian="28pt" style:font-weight-asian="bold" style:font-size-complex="28pt" style:font-weight-complex="bold"/>
    </style:style>
    <style:style style:name="P3" style:family="paragraph" style:parent-style-name="Heading_20_3">
      <style:text-properties officeooo:paragraph-rsid="00147268"/>
    </style:style>
    <style:style style:name="P4" style:family="paragraph" style:parent-style-name="Heading_20_4">
      <style:text-properties officeooo:paragraph-rsid="00147268"/>
    </style:style>
    <style:style style:name="P5" style:family="paragraph" style:parent-style-name="Heading_20_4">
      <style:paragraph-properties fo:keep-with-next="always"/>
      <style:text-properties officeooo:paragraph-rsid="00147268"/>
    </style:style>
    <style:style style:name="P6" style:family="paragraph" style:parent-style-name="Heading_20_3">
      <style:text-properties officeooo:paragraph-rsid="001b5c28"/>
    </style:style>
    <style:style style:name="P7" style:family="paragraph" style:parent-style-name="Heading_20_3">
      <style:text-properties officeooo:paragraph-rsid="001e53ab"/>
    </style:style>
    <style:style style:name="P8" style:family="paragraph" style:parent-style-name="Horizontal_20_Line">
      <style:text-properties officeooo:paragraph-rsid="001e53ab"/>
    </style:style>
    <style:style style:name="P9" style:family="paragraph" style:parent-style-name="Horizontal_20_Line">
      <style:text-properties officeooo:paragraph-rsid="00156bf9"/>
    </style:style>
    <style:style style:name="P10" style:family="paragraph" style:parent-style-name="Horizontal_20_Line">
      <style:text-properties officeooo:paragraph-rsid="00190138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56bf9"/>
    </style:style>
    <style:style style:name="P1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Preformatted_20_Text" style:list-style-name="L13">
      <style:paragraph-properties fo:margin-left="0cm" fo:margin-right="0cm" fo:text-indent="0cm" style:auto-text-indent="false" style:writing-mode="lr-tb"/>
    </style:style>
    <style:style style:name="P19" style:family="paragraph" style:parent-style-name="Preformatted_20_Text" style:list-style-name="L13">
      <style:paragraph-properties style:writing-mode="lr-tb"/>
    </style:style>
    <style:style style:name="P20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21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Preformatted_20_Text" style:list-style-name="L14">
      <style:paragraph-properties fo:margin-left="0cm" fo:margin-right="0cm" fo:text-indent="0cm" style:auto-text-indent="false" style:writing-mode="lr-tb"/>
    </style:style>
    <style:style style:name="P23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4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cm" fo:margin-bottom="0cm" style:contextual-spacing="false"/>
    </style:style>
    <style:style style:name="P37" style:family="paragraph" style:parent-style-name="Text_20_body" style:list-style-name="L7">
      <style:text-properties officeooo:paragraph-rsid="0017120d"/>
    </style:style>
    <style:style style:name="P38" style:family="paragraph" style:parent-style-name="Text_20_body" style:list-style-name="L8">
      <style:paragraph-properties fo:margin-top="0cm" fo:margin-bottom="0cm" style:contextual-spacing="false"/>
      <style:text-properties officeooo:paragraph-rsid="0017120d"/>
    </style:style>
    <style:style style:name="P39" style:family="paragraph" style:parent-style-name="Text_20_body" style:list-style-name="L8">
      <style:text-properties officeooo:paragraph-rsid="0017120d"/>
    </style:style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2">
      <style:paragraph-properties fo:margin-top="0cm" fo:margin-bottom="0cm" style:contextual-spacing="false"/>
    </style:style>
    <style:style style:name="P45" style:family="paragraph" style:parent-style-name="Text_20_body" style:list-style-name="L13"/>
    <style:style style:name="P46" style:family="paragraph" style:parent-style-name="Text_20_body" style:list-style-name="L13">
      <style:paragraph-properties fo:margin-top="0cm" fo:margin-bottom="0cm" style:contextual-spacing="false"/>
    </style:style>
    <style:style style:name="P47" style:family="paragraph" style:parent-style-name="Text_20_body" style:list-style-name="L14"/>
    <style:style style:name="P48" style:family="paragraph" style:parent-style-name="Text_20_body" style:list-style-name="L14">
      <style:paragraph-properties fo:margin-top="0cm" fo:margin-bottom="0cm" style:contextual-spacing="false"/>
    </style:style>
    <style:style style:name="P49" style:family="paragraph" style:parent-style-name="Text_20_body" style:list-style-name="L15"/>
    <style:style style:name="P50" style:family="paragraph" style:parent-style-name="Text_20_body" style:list-style-name="L16"/>
    <style:style style:name="P51" style:family="paragraph" style:parent-style-name="Text_20_body" style:list-style-name="L17"/>
    <style:style style:name="P52" style:family="paragraph" style:parent-style-name="Text_20_body" style:list-style-name="L18"/>
    <style:style style:name="P53" style:family="paragraph" style:parent-style-name="Text_20_body" style:list-style-name="L19"/>
    <style:style style:name="P54" style:family="paragraph" style:parent-style-name="Text_20_body" style:list-style-name="L20"/>
    <style:style style:name="P55" style:family="paragraph" style:parent-style-name="Text_20_body" style:list-style-name="L20">
      <style:paragraph-properties fo:margin-top="0cm" fo:margin-bottom="0cm" style:contextual-spacing="false"/>
    </style:style>
    <style:style style:name="P56" style:family="paragraph" style:parent-style-name="Text_20_body" style:list-style-name="L21"/>
    <style:style style:name="P57" style:family="paragraph" style:parent-style-name="Text_20_body" style:list-style-name="L21">
      <style:paragraph-properties fo:margin-top="0cm" fo:margin-bottom="0cm" style:contextual-spacing="false"/>
    </style:style>
    <style:style style:name="P58" style:family="paragraph" style:parent-style-name="Text_20_body" style:list-style-name="L22"/>
    <style:style style:name="P59" style:family="paragraph" style:parent-style-name="Text_20_body" style:list-style-name="L22">
      <style:paragraph-properties fo:margin-top="0cm" fo:margin-bottom="0cm" style:contextual-spacing="false"/>
    </style:style>
    <style:style style:name="P60" style:family="paragraph" style:parent-style-name="Text_20_body" style:list-style-name="L23"/>
    <style:style style:name="P61" style:family="paragraph" style:parent-style-name="Text_20_body" style:list-style-name="L23">
      <style:paragraph-properties fo:margin-top="0cm" fo:margin-bottom="0cm" style:contextual-spacing="false"/>
    </style:style>
    <style:style style:name="P62" style:family="paragraph" style:parent-style-name="Text_20_body" style:list-style-name="L24"/>
    <style:style style:name="P63" style:family="paragraph" style:parent-style-name="Text_20_body" style:list-style-name="L25"/>
    <style:style style:name="P64" style:family="paragraph" style:parent-style-name="Text_20_body" style:list-style-name="L26"/>
    <style:style style:name="P65" style:family="paragraph" style:parent-style-name="Text_20_body" style:list-style-name="L27"/>
    <style:style style:name="P66" style:family="paragraph" style:parent-style-name="Text_20_body" style:list-style-name="L27">
      <style:paragraph-properties fo:margin-top="0cm" fo:margin-bottom="0cm" style:contextual-spacing="false"/>
    </style:style>
    <style:style style:name="P67" style:family="paragraph" style:parent-style-name="Text_20_body" style:list-style-name="L28"/>
    <style:style style:name="P68" style:family="paragraph" style:parent-style-name="Text_20_body" style:list-style-name="L28">
      <style:paragraph-properties fo:margin-top="0cm" fo:margin-bottom="0cm" style:contextual-spacing="false"/>
    </style:style>
    <style:style style:name="P69" style:family="paragraph" style:parent-style-name="Text_20_body" style:list-style-name="L29"/>
    <style:style style:name="P70" style:family="paragraph" style:parent-style-name="Text_20_body" style:list-style-name="L30"/>
    <style:style style:name="P71" style:family="paragraph" style:parent-style-name="Text_20_body" style:list-style-name="L31"/>
    <style:style style:name="P72" style:family="paragraph" style:parent-style-name="Text_20_body" style:list-style-name="L32"/>
    <style:style style:name="T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loext:opacity="100%" fo:font-size="14pt" fo:font-weight="normal" officeooo:rsid="00147268" fo:background-color="#ffff38" loext:char-shading-value="0" style:font-size-asian="14pt" style:font-weight-asian="normal" style:font-size-complex="14pt" style:font-weight-complex="normal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147268" style:font-size-asian="14pt" style:font-size-complex="14pt"/>
    </style:style>
    <style:style style:name="T5" style:family="text">
      <style:text-properties fo:color="#000000" loext:opacity="100%" fo:font-size="14pt" officeooo:rsid="001af8c3" style:font-size-asian="14pt" style:font-size-complex="14pt"/>
    </style:style>
    <style:style style:name="T6" style:family="text">
      <style:text-properties fo:color="#000000" loext:opacity="100%" fo:font-size="14pt" officeooo:rsid="001c8fcf" style:font-size-asian="14pt" style:font-size-complex="14pt"/>
    </style:style>
    <style:style style:name="T7" style:family="text">
      <style:text-properties fo:color="#000000" loext:opacity="100%" fo:font-size="14pt" officeooo:rsid="00219fa0" style:font-size-asian="14pt" style:font-size-complex="14pt"/>
    </style:style>
    <style:style style:name="T8" style:family="text">
      <style:text-properties fo:background-color="#ffff38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FETCH</text:p>
      <text:p text:style-name="P2"/>
      <text:p text:style-name="P2"><text:span text:style-name="Source_20_Text"><text:span text:style-name="T1">git fetch</text:span></text:span><text:span text:style-name="T1"> is used to download the latest changes (commits, branches, tags) from a remote repository without merging or applying them to your local branch. It keeps your local repository in sync with the remote repository without modifying your working directory.</text:span></text:p>
      <text:p text:style-name="P9"><text:span text:style-name="Strong_20_Emphasis"><text:span text:style-name="T3"/></text:span></text:p>
      <text:h text:style-name="P3" text:outline-level="3"><text:span text:style-name="Strong_20_Emphasis"><text:span text:style-name="T4">Basic Syntax</text:span></text:span></text:h>
      <text:p text:style-name="P12"><text:span text:style-name="Source_20_Text">git fetch &lt;remote&gt; &lt;branch&gt;</text:span></text:p>
      <text:list text:style-name="L1">
        <text:list-item>
          <text:p text:style-name="P26"><text:span text:style-name="Source_20_Text">&lt;remote&gt;</text:span>: The remote repository name (default: <text:span text:style-name="Source_20_Text">origin</text:span>).</text:p>
        </text:list-item>
        <text:list-item>
          <text:p text:style-name="P25"><text:span text:style-name="Source_20_Text">&lt;branch&gt;</text:span>: The specific branch to fetch (optional). If omitted, all branches are fetched.</text:p>
        </text:list-item>
      </text:list>
      <text:p text:style-name="P9"><text:span text:style-name="Strong_20_Emphasis"><text:span text:style-name="T3"/></text:span></text:p>
      <text:h text:style-name="P1" text:outline-level="3"><text:span text:style-name="Strong_20_Emphasis"><text:span text:style-name="T3">How </text:span></text:span><text:span text:style-name="Strong_20_Emphasis"><text:span text:style-name="Source_20_Text"><text:span text:style-name="T3">git fetch</text:span></text:span></text:span><text:span text:style-name="Strong_20_Emphasis"><text:span text:style-name="T3"> Differs from </text:span></text:span><text:span text:style-name="Strong_20_Emphasis"><text:span text:style-name="Source_20_Text"><text:span text:style-name="T3">git pull</text:span></text:span></text:span></text:h>
      <text:list text:style-name="L2">
        <text:list-item>
          <text:p text:style-name="P28"><text:span text:style-name="Strong_20_Emphasis"><text:span text:style-name="Source_20_Text">git fetch</text:span></text:span><text:span text:style-name="Strong_20_Emphasis">:</text:span> Downloads updates but does not modify your working directory or current branch.</text:p>
        </text:list-item>
        <text:list-item>
          <text:p text:style-name="P27"><text:span text:style-name="Strong_20_Emphasis"><text:span text:style-name="Source_20_Text">git pull</text:span></text:span><text:span text:style-name="Strong_20_Emphasis">:</text:span> Combines <text:span text:style-name="Source_20_Text">git fetch</text:span> and <text:span text:style-name="Source_20_Text">git merge</text:span>, immediately integrating the fetched changes into your current branch.</text:p>
        </text:list-item>
      </text:list>
      <text:p text:style-name="P9"><text:span text:style-name="Strong_20_Emphasis"/></text:p>
      <text:h text:style-name="P4" text:outline-level="4"><text:span text:style-name="Strong_20_Emphasis"><text:span text:style-name="T4">1. Fetch All Updates</text:span></text:span></text:h>
      <text:p text:style-name="Text_20_body">When you run <text:span text:style-name="Source_20_Text">git fetch</text:span>, Git contacts the remote repository (default: <text:span text:style-name="Source_20_Text">origin</text:span> unless specified) and retrieves updates. These updates include:</text:p>
      <text:list text:style-name="L3">
        <text:list-item>
          <text:p text:style-name="P30"><text:span text:style-name="Strong_20_Emphasis">Branches:</text:span> Updates to all branches from the remote repository.</text:p>
        </text:list-item>
        <text:list-item>
          <text:p text:style-name="P30"><text:span text:style-name="Strong_20_Emphasis">Tags:</text:span> Any new tags created in the remote repository.</text:p>
        </text:list-item>
        <text:list-item>
          <text:p text:style-name="P29"><text:span text:style-name="Strong_20_Emphasis">Commits:</text:span> New commits added to branches on the remote.</text:p>
        </text:list-item>
      </text:list>
      <text:p text:style-name="Text_20_body">However, <text:span text:style-name="Source_20_Text">git fetch</text:span> <text:span text:style-name="Strong_20_Emphasis">does not apply these changes</text:span> to your current branch or working directory. It merely downloads the updates and stores them in your local repository's <text:span text:style-name="Strong_20_Emphasis">remote-tracking branches</text:span> (e.g., <text:span text:style-name="Source_20_Text">origin/main</text:span>).</text:p>
      <text:h text:style-name="Heading_20_4" text:outline-level="4"><text:span text:style-name="Strong_20_Emphasis">Example Scenario</text:span></text:h>
      <text:h text:style-name="Heading_20_5" text:outline-level="5"><text:span text:style-name="Strong_20_Emphasis">Repository State Before Fetch</text:span></text:h>
      <text:p text:style-name="Text_20_body">You and your teammate are working on the same project.</text:p>
      <text:list text:style-name="L4">
        <text:list-item>
          <text:p text:style-name="P31">Your local repository's <text:span text:style-name="Source_20_Text">main</text:span> branch:</text:p>
          <text:p text:style-name="P14"><text:span text:style-name="Source_20_Text"><text:span text:style-name="T8">Commit1 -&gt; Commit2</text:span></text:span></text:p>
        </text:list-item>
        <text:list-item>
          <text:p text:style-name="P31">The remote <text:span text:style-name="Source_20_Text">main</text:span> branch (<text:span text:style-name="Source_20_Text">origin/main</text:span>) has additional commits from your teammate:</text:p>
          <text:p text:style-name="P14"><text:soft-page-break/><text:span text:style-name="Source_20_Text"><text:span text:style-name="T8">Commit1 -&gt; Commit2 -&gt; Commit3 -&gt; Commit4</text:span></text:span></text:p>
        </text:list-item>
      </text:list>
      <text:h text:style-name="Heading_20_5" text:outline-level="5"><text:span text:style-name="Strong_20_Emphasis">Run </text:span><text:span text:style-name="Strong_20_Emphasis"><text:span text:style-name="Source_20_Text">git fetch</text:span></text:span><text:span text:style-name="Strong_20_Emphasis">:</text:span></text:h>
      <text:p text:style-name="P12"><text:span text:style-name="Source_20_Text"><text:span text:style-name="T8">git fetch</text:span></text:span></text:p>
      <text:list text:style-name="L5">
        <text:list-item>
          <text:p text:style-name="P32"><text:span text:style-name="Strong_20_Emphasis">Result:</text:span><text:line-break/>Git downloads the new commits (<text:span text:style-name="Source_20_Text">Commit3</text:span> and <text:span text:style-name="Source_20_Text">Commit4</text:span>) from the remote repository and updates the <text:span text:style-name="Strong_20_Emphasis">remote-tracking branch</text:span> <text:span text:style-name="Source_20_Text">origin/main</text:span>.</text:p>
          <text:p text:style-name="P32">Now:</text:p>
        </text:list-item>
        <text:list-item>
          <text:p text:style-name="P15"><text:span text:style-name="Source_20_Text"><text:span text:style-name="T8">git log origin/main --oneline</text:span></text:span></text:p>
          <text:list>
            <text:list-header>
              <text:p text:style-name="P33"><text:span text:style-name="Strong_20_Emphasis"><text:span text:style-name="Source_20_Text">origin/main</text:span></text:span>: Contains <text:span text:style-name="Source_20_Text">Commit1 -&gt; Commit2 -&gt; Commit3 -&gt; Commit4</text:span> (remote state).</text:p>
            </text:list-header>
          </text:list>
        </text:list-item>
        <text:list-item>
          <text:p text:style-name="P15"><text:span text:style-name="Source_20_Text"><text:span text:style-name="T8">git log --oneline</text:span></text:span></text:p>
          <text:list>
            <text:list-header>
              <text:p text:style-name="P32"><text:span text:style-name="Strong_20_Emphasis"><text:span text:style-name="Source_20_Text">main</text:span></text:span>: Still contains <text:span text:style-name="Source_20_Text">Commit1 -&gt; Commit2</text:span> (your local branch).</text:p>
            </text:list-header>
          </text:list>
        </text:list-item>
      </text:list>
      <text:h text:style-name="Heading_20_4" text:outline-level="4"><text:span text:style-name="Strong_20_Emphasis">What Happens Next?</text:span></text:h>
      <text:p text:style-name="Text_20_body">The fetched changes are downloaded but not merged into your local branch. You have the flexibility to decide what to do:</text:p>
      <text:list text:style-name="L6">
        <text:list-item>
          <text:p text:style-name="P34"><text:span text:style-name="Strong_20_Emphasis">Merge the Changes:</text:span><text:line-break/>Incorporate the fetched updates into your local branch.</text:p>
          <text:p text:style-name="P16"><text:span text:style-name="Source_20_Text"><text:span text:style-name="T8">git merge origin/main</text:span></text:span></text:p>
          <text:p text:style-name="P34">Your local <text:span text:style-name="Source_20_Text">main</text:span> branch will now include <text:span text:style-name="Source_20_Text">Commit3</text:span> and <text:span text:style-name="Source_20_Text">Commit4</text:span>.</text:p>
        </text:list-item>
        <text:list-item>
          <text:p text:style-name="P34"><text:span text:style-name="Strong_20_Emphasis">Rebase Your Local Changes:</text:span><text:line-break/>Replay your commits on top of the fetched changes.</text:p>
          <text:p text:style-name="P16"><text:span text:style-name="Source_20_Text"><text:span text:style-name="T8">git rebase origin/main</text:span></text:span></text:p>
        </text:list-item>
        <text:list-item>
          <text:p text:style-name="P34"><text:span text:style-name="Strong_20_Emphasis">Review Before Applying:</text:span><text:line-break/>Use <text:span text:style-name="Source_20_Text">git diff</text:span> to see the changes between your local branch and the fetched updates:</text:p>
          <text:p text:style-name="P16"><text:span text:style-name="Source_20_Text"><text:span text:style-name="T8">git diff main origin/main</text:span></text:span></text:p>
        </text:list-item>
      </text:list>
      <text:h text:style-name="Heading_20_4" text:outline-level="4"><text:span text:style-name="Strong_20_Emphasis">Use Case: Why Use </text:span><text:span text:style-name="Strong_20_Emphasis"><text:span text:style-name="Source_20_Text">git fetch</text:span></text:span><text:span text:style-name="Strong_20_Emphasis">?</text:span></text:h>
      <text:list text:style-name="L7">
        <text:list-item>
          <text:p text:style-name="P35"><text:span text:style-name="Strong_20_Emphasis">Stay Updated Without Risk:</text:span><text:line-break/>You fetch updates without affecting your local branch, allowing you to review changes first.</text:p>
          <text:list>
            <text:list-item>
              <text:p text:style-name="P36">Useful in collaborative workflows to check for new changes before merging or rebasing.</text:p>
            </text:list-item>
          </text:list>
        </text:list-item>
        <text:list-item>
          <text:p text:style-name="P35"><text:span text:style-name="Strong_20_Emphasis">Prepare for Merge Conflicts:</text:span><text:line-break/>By fetching updates, you can review potential conflicts before integrating them.</text:p>
        </text:list-item>
        <text:list-item>
          <text:p text:style-name="P37"><text:span text:style-name="Strong_20_Emphasis">Work on Multiple Branches:</text:span><text:line-break/>Fetch updates for all branches (not just the one you're working on) without switching branches.</text:p>
        </text:list-item>
        <text:list-item>
          <text:p text:style-name="P37"><text:soft-page-break/><text:span text:style-name="Strong_20_Emphasis">Key Takeaways</text:span></text:p>
        </text:list-item>
      </text:list>
      <text:list text:style-name="L8">
        <text:list-header>
          <text:p text:style-name="P38"><text:span text:style-name="Source_20_Text">git fetch</text:span> <text:span text:style-name="Strong_20_Emphasis">does not change</text:span> your working directory or local branches.</text:p>
          <text:p text:style-name="P38">The remote-tracking branches (like <text:span text:style-name="Source_20_Text">origin/main</text:span>) are updated.</text:p>
          <text:p text:style-name="P39">After fetching, you have full control to decide how and when to apply the fetched changes.</text:p>
        </text:list-header>
      </text:list>
      <text:p text:style-name="Horizontal_20_Line"/>
      <text:h text:style-name="P5" text:outline-level="4"><text:span text:style-name="Strong_20_Emphasis"><text:span text:style-name="T4">2. Fetch a Specific Branch</text:span></text:span></text:h>
      <text:p text:style-name="P12"><text:span text:style-name="Source_20_Text"><text:span text:style-name="T8">git fetch &lt;remote&gt; &lt;branch&gt;</text:span></text:span></text:p>
      <text:list text:style-name="L9">
        <text:list-item>
          <text:p text:style-name="P40">Fetches updates for a specific branch from the remote repository.</text:p>
        </text:list-item>
      </text:list>
      <text:p text:style-name="Text_20_body"><text:span text:style-name="Strong_20_Emphasis">Example:</text:span></text:p>
      <text:p text:style-name="P12"><text:span text:style-name="Source_20_Text"><text:span text:style-name="T8">git fetch origin feature/login</text:span></text:span></text:p>
      <text:list text:style-name="L10">
        <text:list-item>
          <text:p text:style-name="P41">Downloads updates for the <text:span text:style-name="Source_20_Text">feature/login</text:span> branch from the <text:span text:style-name="Source_20_Text">origin</text:span> remote.</text:p>
        </text:list-item>
      </text:list>
      <text:p text:style-name="P10"/>
      <text:h text:style-name="P5" text:outline-level="4"><text:span text:style-name="Strong_20_Emphasis"><text:span text:style-name="T4">3. Fetch and Prune Deleted Branches</text:span></text:span></text:h>
      <text:h text:style-name="Heading_20_3" text:outline-level="3"><text:span text:style-name="Strong_20_Emphasis">What is a Prune Operation?</text:span></text:h>
      <text:p text:style-name="Text_20_body">When you work with a remote repository, Git maintains <text:span text:style-name="Strong_20_Emphasis">remote-tracking branches</text:span> in your local repository (e.g., <text:span text:style-name="Source_20_Text">origin/main</text:span>, <text:span text:style-name="Source_20_Text">origin/feature/old</text:span>). These branches are pointers that track the state of the branches on the remote repository.</text:p>
      <text:p text:style-name="Text_20_body">However:</text:p>
      <text:list text:style-name="L11">
        <text:list-item>
          <text:p text:style-name="P42">If a branch is <text:span text:style-name="Strong_20_Emphasis">deleted</text:span> on the remote repository (e.g., <text:span text:style-name="Source_20_Text">origin/feature/old</text:span>), its reference still exists in your local repository unless you explicitly clean it up.</text:p>
        </text:list-item>
      </text:list>
      <text:h text:style-name="Heading_20_3" text:outline-level="3"><text:span text:style-name="Strong_20_Emphasis">Command: </text:span><text:span text:style-name="Strong_20_Emphasis"><text:span text:style-name="Source_20_Text">git fetch --prune</text:span></text:span></text:h>
      <text:list text:style-name="L12">
        <text:list-item>
          <text:p text:style-name="P44"><text:span text:style-name="Strong_20_Emphasis">Fetches new changes</text:span> from the remote.</text:p>
        </text:list-item>
        <text:list-item>
          <text:p text:style-name="P43"><text:span text:style-name="Strong_20_Emphasis">Prunes (removes)</text:span> any local references to branches that no longer exist on the remote repository.</text:p>
        </text:list-item>
      </text:list>
      <text:h text:style-name="Heading_20_3" text:outline-level="3"><text:span text:style-name="Strong_20_Emphasis">How It Works</text:span></text:h>
      <text:h text:style-name="Heading_20_4" text:outline-level="4"><text:span text:style-name="Strong_20_Emphasis">Scenario Before Pruning</text:span></text:h>
      <text:list text:style-name="L13">
        <text:list-item>
          <text:p text:style-name="P45">You cloned a remote repository, which includes the following branches:</text:p>
          <text:list>
            <text:list-item>
              <text:p text:style-name="P46"><text:span text:style-name="Source_20_Text">origin/main</text:span></text:p>
            </text:list-item>
            <text:list-item>
              <text:p text:style-name="P46"><text:span text:style-name="Source_20_Text">origin/feature/old</text:span></text:p>
            </text:list-item>
            <text:list-item>
              <text:p text:style-name="P46"><text:span text:style-name="Source_20_Text">origin/feature/new</text:span></text:p>
            </text:list-item>
          </text:list>
        </text:list-item>
        <text:list-item>
          <text:p text:style-name="P45">A teammate deletes the branch <text:span text:style-name="Source_20_Text">feature/old</text:span> on the remote repository.</text:p>
        </text:list-item>
        <text:list-item>
          <text:p text:style-name="P45">If you run:</text:p>
          <text:p text:style-name="P17"><text:span text:style-name="Source_20_Text"><text:span text:style-name="T8">git branch -r</text:span></text:span></text:p>
          <text:p text:style-name="P45"><text:soft-page-break/>You will still see:</text:p>
          <text:p text:style-name="P18"><text:span text:style-name="Source_20_Text"><text:span text:style-name="T8">origin/main</text:span></text:span></text:p>
          <text:p text:style-name="P19"><text:span text:style-name="Source_20_Text"><text:span text:style-name="T8">origin/feature/old</text:span></text:span></text:p>
          <text:p text:style-name="P20"><text:span text:style-name="Source_20_Text"><text:span text:style-name="T8">origin/feature/new</text:span></text:span></text:p>
          <text:p text:style-name="P45">Even though <text:span text:style-name="Source_20_Text">origin/feature/old</text:span> no longer exists on the remote, it remains as a <text:span text:style-name="Strong_20_Emphasis">stale reference</text:span> in your local repository.</text:p>
        </text:list-item>
      </text:list>
      <text:h text:style-name="Heading_20_4" text:outline-level="4"><text:span text:style-name="Strong_20_Emphasis">After Running </text:span><text:span text:style-name="Strong_20_Emphasis"><text:span text:style-name="Source_20_Text">git fetch --prune</text:span></text:span></text:h>
      <text:list text:style-name="L14">
        <text:list-item>
          <text:p text:style-name="P48">Git contacts the remote repository and compares branch references.</text:p>
        </text:list-item>
        <text:list-item>
          <text:p text:style-name="P48">It <text:span text:style-name="Strong_20_Emphasis">removes stale references</text:span> (e.g., <text:span text:style-name="Source_20_Text">origin/feature/old</text:span>) that no longer exist on the remote.</text:p>
        </text:list-item>
        <text:list-item>
          <text:p text:style-name="P47">After pruning, if you run:</text:p>
          <text:p text:style-name="P21"><text:span text:style-name="Source_20_Text"><text:span text:style-name="T8">git branch -r</text:span></text:span></text:p>
          <text:p text:style-name="P47">The output will correctly reflect the state of the remote:</text:p>
          <text:p text:style-name="P22"><text:span text:style-name="Source_20_Text"><text:span text:style-name="T8">origin/main</text:span></text:span></text:p>
          <text:p text:style-name="P23"><text:span text:style-name="Source_20_Text"><text:span text:style-name="T8">origin/feature/new</text:span></text:span></text:p>
        </text:list-item>
      </text:list>
      <text:h text:style-name="Heading_20_3" text:outline-level="3"><text:span text:style-name="Strong_20_Emphasis">Use Case</text:span></text:h>
      <text:list text:style-name="L15">
        <text:list-item>
          <text:p text:style-name="P49"><text:span text:style-name="Strong_20_Emphasis">Clean up stale references:</text:span><text:line-break/>Keeps your local repository organized by removing outdated branches that were deleted from the remote.</text:p>
        </text:list-item>
        <text:list-item>
          <text:p text:style-name="P49"><text:span text:style-name="Strong_20_Emphasis">Avoid confusion:</text:span><text:line-break/>When a branch (e.g., <text:span text:style-name="Source_20_Text">origin/feature/old</text:span>) still appears in your local remote-tracking branches, it might mislead you into thinking it's still available on the remote. Pruning prevents this confusion.</text:p>
        </text:list-item>
        <text:list-item>
          <text:p text:style-name="P49"><text:span text:style-name="Strong_20_Emphasis">Prevent accidental work on deleted branches:</text:span><text:line-break/>If you check out a deleted branch (<text:span text:style-name="Source_20_Text">git checkout origin/feature/old</text:span>), it creates a local branch even though the remote branch no longer exists.</text:p>
        </text:list-item>
      </text:list>
      <text:h text:style-name="Heading_20_3" text:outline-level="3"><text:span text:style-name="Strong_20_Emphasis">Alternative: Automatic Pruning</text:span></text:h>
      <text:p text:style-name="Text_20_body">To automatically prune references whenever you fetch:</text:p>
      <text:list text:style-name="L16">
        <text:list-item>
          <text:p text:style-name="P50">Set this configuration:</text:p>
          <text:p text:style-name="P24"><text:span text:style-name="Source_20_Text"><text:span text:style-name="T8">git config --global fetch.prune true</text:span></text:span></text:p>
        </text:list-item>
        <text:list-item>
          <text:p text:style-name="P50">After this, running <text:span text:style-name="Source_20_Text">git fetch</text:span> alone will also prune deleted branches.</text:p>
        </text:list-item>
      </text:list>
      <text:h text:style-name="Heading_20_3" text:outline-level="3"><text:span text:style-name="Strong_20_Emphasis">Key Points to Remember</text:span></text:h>
      <text:list text:style-name="L17">
        <text:list-item>
          <text:p text:style-name="P51"><text:span text:style-name="Strong_20_Emphasis">Deleted branches are only removed locally.</text:span> This does not affect your local branches or your working directory.</text:p>
        </text:list-item>
      </text:list>
      <text:p text:style-name="Horizontal_20_Line"/>
      <text:h text:style-name="P5" text:outline-level="4"><text:soft-page-break/><text:span text:style-name="Strong_20_Emphasis"><text:span text:style-name="T7">4</text:span></text:span><text:span text:style-name="Strong_20_Emphasis"><text:span text:style-name="T4">. Fetch and Track a Remote Branch</text:span></text:span></text:h>
      <text:h text:style-name="P6" text:outline-level="3"><text:span text:style-name="Strong_20_Emphasis"><text:span text:style-name="T4">Command: </text:span></text:span></text:h>
      <text:h text:style-name="P6" text:outline-level="3"><text:span text:style-name="Source_20_Text"><text:span text:style-name="T2">git fetch &lt;remote&gt; &lt;branch&gt;:&lt;local-branch&gt;</text:span></text:span></text:h>
      <text:h text:style-name="Heading_20_3" text:outline-level="3"><text:span text:style-name="Strong_20_Emphasis">What Does It Mean to Fetch and Track a Remote Branch?</text:span></text:h>
      <text:list text:style-name="L20">
        <text:list-item>
          <text:p text:style-name="P54"><text:span text:style-name="Strong_20_Emphasis">Fetch a Remote Branch:</text:span><text:line-break/>You download the contents of a specific branch (<text:span text:style-name="Source_20_Text">dev</text:span>) from the remote repository (<text:span text:style-name="Source_20_Text">origin</text:span>) into your local repository without immediately merging or applying the changes.</text:p>
        </text:list-item>
        <text:list-item>
          <text:p text:style-name="P54"><text:span text:style-name="Strong_20_Emphasis">Track a Remote Branch:</text:span><text:line-break/>You create a local branch (<text:span text:style-name="Source_20_Text">local-dev</text:span>) that is linked to the remote branch (<text:span text:style-name="Source_20_Text">origin/dev</text:span>).</text:p>
          <text:list>
            <text:list-item>
              <text:p text:style-name="P55">This allows your local branch to "follow" the remote branch, meaning you can:</text:p>
              <text:list>
                <text:list-item>
                  <text:p text:style-name="P55">Easily pull changes from the remote branch (<text:span text:style-name="Source_20_Text">git pull</text:span>).</text:p>
                </text:list-item>
                <text:list-item>
                  <text:p text:style-name="P54">Push changes back to the remote branch (<text:span text:style-name="Source_20_Text">git push</text:span>)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Example:</text:span></text:h>
      <text:p text:style-name="P12"><text:span text:style-name="Source_20_Text"><text:span text:style-name="T8">git fetch origin dev:local-dev</text:span></text:span></text:p>
      <text:list text:style-name="L21">
        <text:list-item>
          <text:p text:style-name="P57"><text:span text:style-name="Strong_20_Emphasis"><text:span text:style-name="Source_20_Text">origin</text:span></text:span>: The remote repository name.</text:p>
        </text:list-item>
        <text:list-item>
          <text:p text:style-name="P57"><text:span text:style-name="Strong_20_Emphasis"><text:span text:style-name="Source_20_Text">dev</text:span></text:span>: The branch on the remote repository.</text:p>
        </text:list-item>
        <text:list-item>
          <text:p text:style-name="P56"><text:span text:style-name="Strong_20_Emphasis"><text:span text:style-name="Source_20_Text">local-dev</text:span></text:span>: The new local branch you want to create.</text:p>
        </text:list-item>
      </text:list>
      <text:h text:style-name="Heading_20_3" text:outline-level="3"><text:span text:style-name="Strong_20_Emphasis">Step-by-Step Process of the Example</text:span></text:h>
      <text:h text:style-name="Heading_20_4" text:outline-level="4">1. <text:span text:style-name="Strong_20_Emphasis">Fetch the Remote Branch</text:span></text:h>
      <text:p text:style-name="P12"><text:span text:style-name="Source_20_Text"><text:span text:style-name="T8">git fetch origin dev</text:span></text:span></text:p>
      <text:list text:style-name="L22">
        <text:list-item>
          <text:p text:style-name="P59">Downloads the latest version of the <text:span text:style-name="Source_20_Text">dev</text:span> branch from the <text:span text:style-name="Source_20_Text">origin</text:span> remote repository.</text:p>
        </text:list-item>
        <text:list-item>
          <text:p text:style-name="P58">The branch exists locally as <text:span text:style-name="Source_20_Text">origin/dev</text:span> (a remote-tracking branch).</text:p>
        </text:list-item>
      </text:list>
      <text:h text:style-name="Heading_20_4" text:outline-level="4">2. <text:span text:style-name="Strong_20_Emphasis">Create a Local Branch That Tracks the Remote Branch</text:span></text:h>
      <text:p text:style-name="Preformatted_20_Text"><text:span text:style-name="Source_20_Text"><text:span text:style-name="T8">git checkout -b local-dev origin/dev</text:span></text:span></text:p>
      <text:list text:style-name="L23">
        <text:list-item>
          <text:p text:style-name="P61">Creates a new local branch <text:span text:style-name="Source_20_Text">local-dev</text:span>.</text:p>
        </text:list-item>
        <text:list-item>
          <text:p text:style-name="P61">Sets it up to track <text:span text:style-name="Source_20_Text">origin/dev</text:span>, meaning:</text:p>
          <text:list>
            <text:list-item>
              <text:p text:style-name="P61"><text:span text:style-name="Source_20_Text">git pull</text:span> automatically pulls updates from <text:span text:style-name="Source_20_Text">origin/dev</text:span>.</text:p>
            </text:list-item>
            <text:list-item>
              <text:p text:style-name="P60"><text:span text:style-name="Source_20_Text">git push</text:span> automatically pushes changes to <text:span text:style-name="Source_20_Text">origin/dev</text:span>.</text:p>
            </text:list-item>
          </text:list>
        </text:list-item>
      </text:list>
      <text:p text:style-name="Text_20_body">Alternatively, the combined command:</text:p>
      <text:p text:style-name="P12"><text:span text:style-name="Source_20_Text"><text:span text:style-name="T8">git fetch origin dev:local-dev</text:span></text:span></text:p>
      <text:list text:style-name="L24">
        <text:list-item>
          <text:p text:style-name="P62">Fetches <text:span text:style-name="Source_20_Text">origin/dev</text:span> and immediately creates a local branch <text:span text:style-name="Source_20_Text">local-dev</text:span> that tracks <text:span text:style-name="Source_20_Text">origin/dev</text:span>.</text:p>
        </text:list-item>
      </text:list>
      <text:h text:style-name="Heading_20_4" text:outline-level="4"><text:soft-page-break/>3. <text:span text:style-name="Strong_20_Emphasis">Switch to the Local Branch</text:span></text:h>
      <text:p text:style-name="P12"><text:span text:style-name="Source_20_Text"><text:span text:style-name="T8">git checkout local-dev</text:span></text:span></text:p>
      <text:list text:style-name="L25">
        <text:list-item>
          <text:p text:style-name="P63">Switches your working directory to the new local branch.</text:p>
        </text:list-item>
      </text:list>
      <text:h text:style-name="Heading_20_3" text:outline-level="3"><text:span text:style-name="Strong_20_Emphasis">How Can You Verify the Tracking Relationship?</text:span></text:h>
      <text:p text:style-name="Text_20_body">After running the commands, you can confirm that <text:span text:style-name="Source_20_Text">local-dev</text:span> tracks <text:span text:style-name="Source_20_Text">origin/dev</text:span> by:</text:p>
      <text:p text:style-name="P12"><text:span text:style-name="Source_20_Text"><text:span text:style-name="T8">git branch -vv</text:span></text:span></text:p>
      <text:p text:style-name="Text_20_body">Output:</text:p>
      <text:p text:style-name="P12"><text:span text:style-name="Source_20_Text"><text:span text:style-name="T8">* local-dev 123abc [origin/dev] Commit message</text:span></text:span></text:p>
      <text:list text:style-name="L26">
        <text:list-item>
          <text:p text:style-name="P64">This shows that <text:span text:style-name="Source_20_Text">local-dev</text:span> is tracking <text:span text:style-name="Source_20_Text">origin/dev</text:span>.</text:p>
        </text:list-item>
      </text:list>
      <text:h text:style-name="Heading_20_3" text:outline-level="3"><text:span text:style-name="Strong_20_Emphasis">Use Case: When Would You Use This?</text:span></text:h>
      <text:h text:style-name="Heading_20_4" text:outline-level="4"><text:span text:style-name="Strong_20_Emphasis">Scenario 1: Start Working on a Remote Branch</text:span></text:h>
      <text:p text:style-name="Text_20_body">You are collaborating with a team, and a new branch (<text:span text:style-name="Source_20_Text">dev</text:span>) has been created in the remote repository (<text:span text:style-name="Source_20_Text">origin</text:span>). You want to:</text:p>
      <text:list text:style-name="L27">
        <text:list-item>
          <text:p text:style-name="P66">Fetch that branch.</text:p>
        </text:list-item>
        <text:list-item>
          <text:p text:style-name="P66">Create a local copy (<text:span text:style-name="Source_20_Text">local-dev</text:span>).</text:p>
        </text:list-item>
        <text:list-item>
          <text:p text:style-name="P65">Link it to the remote branch (<text:span text:style-name="Source_20_Text">origin/dev</text:span>) for seamless collaboration.</text:p>
        </text:list-item>
      </text:list>
      <text:p text:style-name="Text_20_body">Commands:</text:p>
      <text:p text:style-name="P11"><text:span text:style-name="Source_20_Text"><text:span text:style-name="T8">git fetch origin dev:local-dev</text:span></text:span></text:p>
      <text:p text:style-name="P13"><text:span text:style-name="Source_20_Text"><text:span text:style-name="T8">git checkout local-dev</text:span></text:span></text:p>
      <text:h text:style-name="Heading_20_3" text:outline-level="3"><text:span text:style-name="Strong_20_Emphasis">Why Use This Command Instead of Separate Steps?</text:span></text:h>
      <text:list text:style-name="L28">
        <text:list-item>
          <text:p text:style-name="P68"><text:span text:style-name="Strong_20_Emphasis">Convenience:</text:span> Combines fetching and setting up tracking into one step.</text:p>
        </text:list-item>
        <text:list-item>
          <text:p text:style-name="P67"><text:span text:style-name="Strong_20_Emphasis">Efficiency:</text:span> Directly links your local branch to the remote branch, streamlining collaboration.</text:p>
        </text:list-item>
      </text:list>
      <text:p text:style-name="Horizontal_20_Line"/>
      <text:h text:style-name="Heading_20_3" text:outline-level="3"><text:span text:style-name="Strong_20_Emphasis">Common Scenarios</text:span></text:h>
      <text:h text:style-name="Heading_20_4" text:outline-level="4"><text:span text:style-name="Strong_20_Emphasis">Scenario 1: Sync with Remote Without Applying Changes</text:span></text:h>
      <text:p text:style-name="Text_20_body">You’re on the <text:span text:style-name="Source_20_Text">main</text:span> branch, but you don’t want to update it yet:</text:p>
      <text:p text:style-name="P12"><text:span text:style-name="Source_20_Text"><text:span text:style-name="T8">git fetch</text:span></text:span></text:p>
      <text:list text:style-name="L30">
        <text:list-item>
          <text:p text:style-name="P70">Downloads new commits from <text:span text:style-name="Source_20_Text">origin/main</text:span> but does not apply them.</text:p>
        </text:list-item>
      </text:list>
      <text:h text:style-name="Heading_20_4" text:outline-level="4"><text:span text:style-name="Strong_20_Emphasis">Scenario 2: Update Local Branch After Fetch</text:span></text:h>
      <text:p text:style-name="Text_20_body">To integrate the fetched changes:</text:p>
      <text:p text:style-name="P11"><text:span text:style-name="Source_20_Text"><text:span text:style-name="T8">git fetch</text:span></text:span></text:p>
      <text:p text:style-name="P13"><text:soft-page-break/><text:span text:style-name="Source_20_Text"><text:span text:style-name="T8">git merge origin/main</text:span></text:span></text:p>
      <text:h text:style-name="Heading_20_4" text:outline-level="4"><text:span text:style-name="Strong_20_Emphasis">Scenario 3: Reset a Local Branch to Match Remote</text:span></text:h>
      <text:p text:style-name="P11"><text:span text:style-name="Source_20_Text"><text:span text:style-name="T8">git fetch</text:span></text:span></text:p>
      <text:p text:style-name="P13"><text:span text:style-name="Source_20_Text"><text:span text:style-name="T8">git reset --hard origin/main</text:span></text:span></text:p>
      <text:list text:style-name="L31">
        <text:list-item>
          <text:p text:style-name="P71">Resets your local <text:span text:style-name="Source_20_Text">main</text:span> branch to match <text:span text:style-name="Source_20_Text">origin/main</text:span>.</text:p>
        </text:list-item>
      </text:list>
      <text:h text:style-name="Heading_20_3" text:outline-level="3"><text:span text:style-name="Strong_20_Emphasis">Visual Example</text:span></text:h>
      <text:h text:style-name="Heading_20_4" text:outline-level="4"><text:span text:style-name="Strong_20_Emphasis">Before Command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mit</text:p>
            </table:table-cell>
            <table:table-cell table:style-name="Table1.A1" office:value-type="string">
              <text:p text:style-name="Table_20_Heading">Local (<text:span text:style-name="Source_20_Text">main</text:span>)</text:p>
            </table:table-cell>
            <table:table-cell table:style-name="Table1.A1" office:value-type="string">
              <text:p text:style-name="Table_20_Heading">Remote (<text:span text:style-name="Source_20_Text">origin/main</text:span>)</text:p>
            </table:table-cell>
          </table:table-row>
        </table:table-header-rows>
        <table:table-row>
          <table:table-cell table:style-name="Table1.A1" office:value-type="string">
            <text:p text:style-name="Table_20_Contents">Commit <text:span text:style-name="Source_20_Text">A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Commit <text:span text:style-name="Source_20_Text">B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Commit <text:span text:style-name="Source_20_Text">X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Commit <text:span text:style-name="Source_20_Text">Y</text:span>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</table:table-row>
        <table:table-row>
          <table:table-cell table:style-name="Table1.A1" office:value-type="string">
            <text:p text:style-name="Table_20_Contents">Commit <text:span text:style-name="Source_20_Text">C</text:span>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✅</text:p>
          </table:table-cell>
        </table:table-row>
      </table:table>
      <text:h text:style-name="Heading_20_4" text:outline-level="4"><text:span text:style-name="Strong_20_Emphasis">After Command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mmit</text:p>
            </table:table-cell>
            <table:table-cell table:style-name="Table2.A1" office:value-type="string">
              <text:p text:style-name="Table_20_Heading">Local (<text:span text:style-name="Source_20_Text">main</text:span>)</text:p>
            </table:table-cell>
            <table:table-cell table:style-name="Table2.A1" office:value-type="string">
              <text:p text:style-name="Table_20_Heading">Remote (<text:span text:style-name="Source_20_Text">origin/main</text:span>)</text:p>
            </table:table-cell>
          </table:table-row>
        </table:table-header-rows>
        <table:table-row>
          <table:table-cell table:style-name="Table2.A1" office:value-type="string">
            <text:p text:style-name="Table_20_Contents">Commit <text:span text:style-name="Source_20_Text">A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Commit <text:span text:style-name="Source_20_Text">B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Commit <text:span text:style-name="Source_20_Text">C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</text:p>
          </table:table-cell>
        </table:table-row>
        <table:table-row>
          <table:table-cell table:style-name="Table2.A1" office:value-type="string">
            <text:p text:style-name="Table_20_Contents">Commit <text:span text:style-name="Source_20_Text">X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Commit <text:span text:style-name="Source_20_Text">Y</text:span>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</table:table>
      <text:p text:style-name="Text_20_body"/>
      <text:h text:style-name="Heading_20_4" text:outline-level="4"><text:span text:style-name="Strong_20_Emphasis">Scenario 4: View Fetched Updates Without Applying</text:span></text:h>
      <text:p text:style-name="Text_20_body">After fetching:</text:p>
      <text:p text:style-name="P12"><text:span text:style-name="Source_20_Text"><text:span text:style-name="T8">git log origin/main --oneline</text:span></text:span></text:p>
      <text:list text:style-name="L32">
        <text:list-item>
          <text:p text:style-name="P72">Displays the commit history of the remote branch.</text:p>
        </text:list-item>
      </text:list>
      <text:p text:style-name="P8"><text:span text:style-name="Strong_20_Emphasis"/></text:p>
      <text:h text:style-name="P7" text:outline-level="3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0:07:06.462575053</meta:creation-date>
    <dc:date>2024-12-07T10:09:39.743473270</dc:date>
    <meta:editing-duration>PT12M51S</meta:editing-duration>
    <meta:editing-cycles>5</meta:editing-cycles>
    <meta:generator>LibreOffice/24.2.5.2$Linux_X86_64 LibreOffice_project/420$Build-2</meta:generator>
    <meta:document-statistic meta:table-count="2" meta:image-count="0" meta:object-count="0" meta:page-count="7" meta:paragraph-count="200" meta:word-count="1444" meta:character-count="8822" meta:non-whitespace-character-count="7654"/>
  </office:meta>
</office:document-meta>
</file>